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ကုမ္ပဏီ/ဌာန/အဖွဲ့အစည်းအမည် <text:s/><text:user-field-get text:name="py3o.o.company_id.name">company_name</text:user-field-get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59:56.493000000</dc:date>
    <meta:editing-duration>P1DT19H42M33S</meta:editing-duration>
    <meta:editing-cycles>999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